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200" fo:border="0.06pt solid #000000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r_slate_chart_compare_17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99269821666934" calcext:value-type="float">
            <text:p>0.799269821666934</text:p>
          </table:table-cell>
          <table:table-cell office:value-type="float" office:value="0.843556554712977" calcext:value-type="float">
            <text:p>0.84355655471297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73379446641675" calcext:value-type="float">
            <text:p>0.673379446641675</text:p>
          </table:table-cell>
          <table:table-cell office:value-type="float" office:value="0.739571940124771" calcext:value-type="float">
            <text:p>0.73957194012477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71338942170899" calcext:value-type="float">
            <text:p>0.571338942170899</text:p>
          </table:table-cell>
          <table:table-cell office:value-type="float" office:value="0.696576175917834" calcext:value-type="float">
            <text:p>0.69657617591783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1600892983122" calcext:value-type="float">
            <text:p>0.311600892983122</text:p>
          </table:table-cell>
          <table:table-cell office:value-type="float" office:value="0.342872776131363" calcext:value-type="float">
            <text:p>0.34287277613136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22632716478985" calcext:value-type="float">
            <text:p>0.522632716478985</text:p>
          </table:table-cell>
          <table:table-cell office:value-type="float" office:value="0.573148567147559" calcext:value-type="float">
            <text:p>0.573148567147559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85043098444518" calcext:value-type="float">
            <text:p>0.785043098444518</text:p>
          </table:table-cell>
          <table:table-cell office:value-type="float" office:value="0.84170515103914" calcext:value-type="float">
            <text:p>0.8417051510391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64248329240739" calcext:value-type="float">
            <text:p>0.264248329240739</text:p>
          </table:table-cell>
          <table:table-cell office:value-type="float" office:value="0.300788892441203" calcext:value-type="float">
            <text:p>0.30078889244120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5" calcext:value-type="float">
            <text:p>25</text:p>
          </table:table-cell>
          <table:table-cell table:style-name="ce6" office:value-type="string" calcext:value-type="string">
            <text:p>J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639892414815903" calcext:value-type="float">
            <text:p>0.639892414815903</text:p>
          </table:table-cell>
          <table:table-cell table:style-name="ce6" office:value-type="float" office:value="0.732199446889085" calcext:value-type="float">
            <text:p>0.73219944688908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4" calcext:value-type="float">
            <text:p>64</text:p>
          </table:table-cell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4533198868147" calcext:value-type="float">
            <text:p>0.64533198868147</text:p>
          </table:table-cell>
          <table:table-cell office:value-type="float" office:value="0.700515514620201" calcext:value-type="float">
            <text:p>0.7005155146202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99608628409841" calcext:value-type="float">
            <text:p>0.799608628409841</text:p>
          </table:table-cell>
          <table:table-cell office:value-type="float" office:value="0.844617085378485" calcext:value-type="float">
            <text:p>0.84461708537848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94967663229178" calcext:value-type="float">
            <text:p>0.494967663229178</text:p>
          </table:table-cell>
          <table:table-cell office:value-type="float" office:value="0.564707959765162" calcext:value-type="float">
            <text:p>0.56470795976516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91131800967683" calcext:value-type="float">
            <text:p>0.791131800967683</text:p>
          </table:table-cell>
          <table:table-cell office:value-type="float" office:value="0.834844736917165" calcext:value-type="float">
            <text:p>0.83484473691716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35561135605514" calcext:value-type="float">
            <text:p>0.635561135605514</text:p>
          </table:table-cell>
          <table:table-cell office:value-type="float" office:value="0.737262469959103" calcext:value-type="float">
            <text:p>0.73726246995910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.805922366952779" calcext:value-type="float">
            <text:p>0.805922366952779</text:p>
          </table:table-cell>
          <table:table-cell table:style-name="ce7" office:value-type="float" office:value="0.845309919679466" calcext:value-type="float">
            <text:p>0.8453099196794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01664995153253" calcext:value-type="float">
            <text:p>0.801664995153253</text:p>
          </table:table-cell>
          <table:table-cell office:value-type="float" office:value="0.843478265038791" calcext:value-type="float">
            <text:p>0.84347826503879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19458200403694" calcext:value-type="float">
            <text:p>0.519458200403694</text:p>
          </table:table-cell>
          <table:table-cell office:value-type="float" office:value="0.564199739826372" calcext:value-type="float">
            <text:p>0.56419973982637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05298618501957" calcext:value-type="float">
            <text:p>0.805298618501957</text:p>
          </table:table-cell>
          <table:table-cell office:value-type="float" office:value="0.842133768868408" calcext:value-type="float">
            <text:p>0.84213376886840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78079135404675" calcext:value-type="float">
            <text:p>0.778079135404675</text:p>
          </table:table-cell>
          <table:table-cell office:value-type="float" office:value="0.823195004983704" calcext:value-type="float">
            <text:p>0.82319500498370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19])" office:value-type="float" office:value="0.805922366952779" calcext:value-type="float">
            <text:p>0.805922366952779</text:p>
          </table:table-cell>
          <table:table-cell table:style-name="Default" table:formula="of:=MAX([.G2:.G19])" office:value-type="float" office:value="0.845309919679466" calcext:value-type="float">
            <text:p>0.845309919679466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5:57:16.379441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6:09:41.763235934</dc:date>
    <meta:editing-duration>PT14M40S</meta:editing-duration>
    <meta:editing-cycles>13</meta:editing-cycles>
    <meta:generator>LibreOffice/6.0.7.3$Linux_X86_64 LibreOffice_project/00m0$Build-3</meta:generator>
    <meta:document-statistic meta:table-count="1" meta:cell-count="191" meta:object-count="0"/>
  </office:meta>
</office:document-meta>
</file>